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from scipy.linalg import eigh</text:p>
      <text:p text:style-name="Standard">import matplotlib.pyplot as plt</text:p>
      <text:p text:style-name="Standard">from scipy.integrate import simps</text:p>
      <text:p text:style-name="Standard">import pandas as pd</text:p>
      <text:p text:style-name="Standard"/>
      <text:p text:style-name="Standard">def potential(r,l,ratio):</text:p>
      <text:p text:style-name="Standard"><text:s text:c="4"/>return ((-2/(r)*np.exp(-r/ratio)) + (l*(l+1))/(2*r**2))</text:p>
      <text:p text:style-name="Standard">def potential_1(r):</text:p>
      <text:p text:style-name="Standard"><text:s text:c="4"/>return -1/r</text:p>
      <text:p text:style-name="Standard">def matrix(ri ,rf, N , l,ratio):</text:p>
      <text:p text:style-name="Standard"><text:s text:c="4"/>h=(rf-ri)/(N + 1)</text:p>
      <text:p text:style-name="Standard"><text:s text:c="4"/>X=np.linspace(ri,rf ,N + 2)</text:p>
      <text:p text:style-name="Standard"><text:s text:c="4"/>x = X[1 : -1]</text:p>
      <text:p text:style-name="Standard"><text:s text:c="4"/>a=np.zeros((len(x),len(x)))</text:p>
      <text:p text:style-name="Standard"><text:s text:c="4"/>for i in range(len(x)):</text:p>
      <text:p text:style-name="Standard"><text:s text:c="8"/>for j in range(len(x)):</text:p>
      <text:p text:style-name="Standard"><text:s text:c="12"/>if i==j:</text:p>
      <text:p text:style-name="Standard"><text:s text:c="16"/>a[i][j]=(-2 )* (-1/h**2) + potential(x[i] , l ,ratio)</text:p>
      <text:p text:style-name="Standard"><text:s text:c="12"/>if j==i+1:</text:p>
      <text:p text:style-name="Standard"><text:s text:c="16"/>a[i][j]=-1/(h**2)</text:p>
      <text:p text:style-name="Standard"><text:s text:c="12"/>if j==i-1:</text:p>
      <text:p text:style-name="Standard"><text:s text:c="16"/>a[i][j]=-1/(h**2)</text:p>
      <text:p text:style-name="Standard"><text:s text:c="4"/>return a ,x</text:p>
      <text:p text:style-name="Standard">eigen_function=[]</text:p>
      <text:p text:style-name="Standard"/>
      <text:p text:style-name="Standard">ratio=[2,5,10,20,100]</text:p>
      <text:p text:style-name="Standard">eigen_value0 = []</text:p>
      <text:p text:style-name="Standard">eigen_vector=[]</text:p>
      <text:p text:style-name="Standard">x=[]</text:p>
      <text:p text:style-name="Standard">for j in ratio:</text:p>
      <text:p text:style-name="Standard"><text:s text:c="4"/>a,b=matrix(0,10,500,0,j)</text:p>
      <text:p text:style-name="Standard"><text:s text:c="4"/>u, v = eigh(a)</text:p>
      <text:p text:style-name="Standard"><text:s text:c="4"/>eigen_value0.append(u[0])</text:p>
      <text:p text:style-name="Standard"><text:s text:c="4"/>eigen_vector.append(v[:,0])</text:p>
      <text:p text:style-name="Standard"><text:s text:c="4"/>x.append(b)</text:p>
      <text:p text:style-name="Standard"><text:s text:c="4"/>plt.scatter(b,v[:,0],label='for ratio ='+str(j))</text:p>
      <text:p text:style-name="Standard"><text:s text:c="4"/>plt.legend()</text:p>
      <text:p text:style-name="Standard">plt.grid()</text:p>
      <text:p text:style-name="Standard">plt.xlabel("\u03BE")</text:p>
      <text:p text:style-name="Standard">plt.ylabel("u(\u03BE)")</text:p>
      <text:p text:style-name="Standard">plt.title("Radial Wavefunction ")</text:p>
      <text:p text:style-name="Standard">plt.show()</text:p>
      <text:p text:style-name="Standard"/>
      <text:p text:style-name="Standard">plt.scatter(ratio, eigen_value0 , label='Eigen value')</text:p>
      <text:p text:style-name="Standard">plt.grid()</text:p>
      <text:p text:style-name="Standard">plt.legend()</text:p>
      <text:p text:style-name="Standard">plt.xlabel("Ratio")</text:p>
      <text:p text:style-name="Standard">plt.ylabel("Eigen value of ground state")</text:p>
      <text:p text:style-name="Standard">plt.show()</text:p>
      <text:p text:style-name="Standard">data={"Ratio" :ratio , "Eigen Value" : eigen_value0}</text:p>
      <text:p text:style-name="Standard">print(pd.DataFrame(data))</text:p>
      <text:p text:style-name="Standard"><text:soft-page-break/></text:p>
      <text:p text:style-name="Standard">for j in ratio:</text:p>
      <text:p text:style-name="Standard"><text:s text:c="4"/>a,b=matrix(0,10,500,0,j)</text:p>
      <text:p text:style-name="Standard"><text:s text:c="4"/>u, v = eigh(a)</text:p>
      <text:p text:style-name="Standard"><text:s text:c="4"/>eigen_value0.append(u[0])</text:p>
      <text:p text:style-name="Standard"><text:s text:c="4"/>eigen_vector.append(v[:,0])</text:p>
      <text:p text:style-name="Standard"><text:s text:c="4"/>x.append(b)</text:p>
      <text:p text:style-name="Standard"><text:s text:c="4"/>plt.scatter(b,np.power(v[:,0],2),label='Probability for ratio ='+str(j))</text:p>
      <text:p text:style-name="Standard"><text:s text:c="4"/>plt.legend()</text:p>
      <text:p text:style-name="Standard">plt.grid()</text:p>
      <text:p text:style-name="Standard">plt.xlabel("\u03BE")</text:p>
      <text:p text:style-name="Standard">plt.ylabel("$u^2(\u03BE)$")</text:p>
      <text:p text:style-name="Standard">plt.title("Probability Radial Wavefunction ")</text:p>
      <text:p text:style-name="Standard">plt.show()</text:p>
      <text:p text:style-name="Standard"/>
      <text:p text:style-name="Standard">r=np.linspace(0.1,20,500)</text:p>
      <text:p text:style-name="Standard">for i in ratio:</text:p>
      <text:p text:style-name="Standard"><text:s text:c="4"/>plt.plot(r,potential(r,0,i) ,label='Potential at ratio ='+str(i) )</text:p>
      <text:p text:style-name="Standard"><text:s text:c="4"/>plt.plot(r,potential_1(r) ,label='Coulomb Potential at ratio ='+str(i))</text:p>
      <text:p text:style-name="Standard">plt.grid()</text:p>
      <text:p text:style-name="Standard">plt.xlabel("r")</text:p>
      <text:p text:style-name="Standard">plt.ylabel("V(r)")</text:p>
      <text:p text:style-name="Standard">plt.legend()</text:p>
      <text:p text:style-name="Standard">plt.title("Potential Plot")</text:p>
      <text:p text:style-name="Standard">plt.show(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9:51:17.358423896</meta:creation-date>
    <dc:date>2022-11-16T19:51:42.546626707</dc:date>
    <meta:editing-duration>PT26S</meta:editing-duration>
    <meta:editing-cycles>1</meta:editing-cycles>
    <meta:document-statistic meta:table-count="0" meta:image-count="0" meta:object-count="0" meta:page-count="2" meta:paragraph-count="72" meta:word-count="177" meta:character-count="1866" meta:non-whitespace-character-count="1573"/>
    <meta:generator>LibreOffice/6.4.7.2$Linux_X86_64 LibreOffice_project/40$Build-2</meta:generator>
  </office:meta>
</office:document-meta>
</file>